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7b9c" officeooo:paragraph-rsid="001c7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 for docker imag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22:44:33.192306476</meta:creation-date>
    <dc:date>2020-01-21T22:45:11.135804391</dc:date>
    <meta:editing-duration>PT39S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6"/>
    <meta:generator>LibreOffice/6.0.7.3$Linux_X86_64 LibreOffice_project/00m0$Build-3</meta:generator>
  </office:meta>
</office:document-meta>
</file>